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1000000E147A775C5.png" manifest:media-type="image/png"/>
  <manifest:file-entry manifest:full-path="Pictures/10000001000000FC000000C848593F37.png" manifest:media-type="image/png"/>
  <manifest:file-entry manifest:full-path="Pictures/100000010000067800000370982714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8.106cm, 2.358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46cm, 0cm, 13.069cm, 37.075cm)" draw:image-opacity="100%" style:mirror="none" loext:decorative="false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ffffff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31cm" svg:height="8.035cm" svg:x="6.463cm" svg:y="5.872cm">
          <draw:image xlink:href="Pictures/100000010000067800000370982714DB.png" xlink:type="simple" xlink:show="embed" xlink:actuate="onLoad" draw:mime-type="image/png">
            <text:p/>
          </draw:image>
        </draw:frame>
        <draw:frame draw:style-name="gr2" draw:text-style-name="P2" draw:layer="layout" svg:width="2.729cm" svg:height="1.427cm" svg:x="4.357cm" svg:y="9.615cm">
          <draw:text-box>
            <text:p>Upload</text:p>
            <text:p>tới server</text:p>
          </draw:text-box>
        </draw:frame>
        <draw:frame draw:style-name="gr2" draw:text-style-name="P2" draw:layer="layout" svg:width="4.35cm" svg:height="0.839cm" svg:x="9.097cm" svg:y="14.025cm">
          <draw:text-box>
            <text:p>Lưu trữ tạm thời</text:p>
          </draw:text-box>
        </draw:frame>
        <draw:frame draw:style-name="gr3" draw:text-style-name="P1" draw:layer="layout" svg:width="2.54cm" svg:height="3.492cm" svg:x="20.432cm" svg:y="10.46cm">
          <draw:image xlink:href="Pictures/100000010000067800000370982714DB.png" xlink:type="simple" xlink:show="embed" xlink:actuate="onLoad" draw:mime-type="image/png">
            <text:p/>
          </draw:image>
        </draw:frame>
        <draw:line draw:style-name="gr4" draw:text-style-name="P3" draw:layer="layout" svg:x1="12.495cm" svg:y1="12.002cm" svg:x2="20.432cm" svg:y2="12.002cm">
          <text:p/>
        </draw:line>
        <draw:frame draw:style-name="gr2" draw:text-style-name="P2" draw:layer="layout" svg:width="3.707cm" svg:height="0.839cm" svg:x="19.797cm" svg:y="13.952cm">
          <draw:text-box>
            <text:p>Lưu vĩnh viễn</text:p>
          </draw:text-box>
        </draw:frame>
        <draw:frame draw:style-name="gr2" draw:text-style-name="P2" draw:layer="layout" svg:width="3.618cm" svg:height="0.839cm" svg:x="14.87cm" svg:y="11.067cm">
          <draw:text-box>
            <text:p>Bộ lọc - Filter</text:p>
          </draw:text-box>
        </draw:frame>
        <draw:frame draw:style-name="gr5" draw:text-style-name="P1" draw:layer="layout" svg:width="5.08cm" svg:height="4.032cm" svg:x="5.827cm" svg:y="2.618cm">
          <draw:image xlink:href="Pictures/10000001000000FC000000C848593F37.png" xlink:type="simple" xlink:show="embed" xlink:actuate="onLoad" draw:mime-type="image/png">
            <text:p/>
          </draw:image>
        </draw:frame>
        <draw:frame draw:style-name="gr5" draw:text-style-name="P1" draw:layer="layout" svg:width="3.216cm" svg:height="3.216cm" svg:x="15.629cm" svg:y="15.222cm">
          <draw:image xlink:href="Pictures/10000001000000E1000000E147A775C5.png" xlink:type="simple" xlink:show="embed" xlink:actuate="onLoad" draw:mime-type="image/png">
            <text:p/>
          </draw:image>
        </draw:frame>
        <draw:line draw:style-name="gr6" draw:text-style-name="P3" draw:layer="layout" svg:x1="16.94cm" svg:y1="12.047cm" svg:x2="16.94cm" svg:y2="15.222cm">
          <text:p/>
        </draw:line>
        <draw:frame draw:style-name="gr2" draw:text-style-name="P2" draw:layer="layout" svg:width="1.442cm" svg:height="0.839cm" svg:x="16.975cm" svg:y="13.117cm">
          <draw:text-box>
            <text:p>Xóa</text:p>
          </draw:text-box>
        </draw:frame>
        <draw:line draw:style-name="gr7" draw:text-style-name="P3" draw:layer="layout" svg:x1="20.432cm" svg:y1="13.952cm" svg:x2="22.972cm" svg:y2="13.952cm">
          <text:p/>
        </draw:line>
        <draw:line draw:style-name="gr7" draw:text-style-name="P3" draw:layer="layout" svg:x1="19.162cm" svg:y1="13.635cm" svg:x2="21.702cm" svg:y2="13.95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5:37:57.334831435</meta:creation-date>
    <dc:date>2024-06-06T15:52:52.165754606</dc:date>
    <meta:editing-duration>PT4M29S</meta:editing-duration>
    <meta:editing-cycles>2</meta:editing-cycles>
    <meta:generator>LibreOffice/24.2.3.2$Linux_X86_64 LibreOffice_project/433d9c2ded56988e8a90e6b2e771ee4e6a5ab2ba</meta:generator>
    <meta:document-statistic meta:object-count="13"/>
  </office:meta>
</office:document-meta>
</file>